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83106" calcext:value-type="float">
            <text:p>5.48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01858" calcext:value-type="float">
            <text:p>9.6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82466" calcext:value-type="float">
            <text:p>6.38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51488" calcext:value-type="float">
            <text:p>6.95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644683" calcext:value-type="float">
            <text:p>6.64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7674" calcext:value-type="float">
            <text:p>1.25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842672" calcext:value-type="float">
            <text:p>9.84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23838" calcext:value-type="float">
            <text:p>1.32E+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56776" calcext:value-type="float">
            <text:p>1.36E+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33299" calcext:value-type="float">
            <text:p>1.53E+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71541" calcext:value-type="float">
            <text:p>1.57E+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3446" calcext:value-type="float">
            <text:p>1.21E+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48724" calcext:value-type="float">
            <text:p>1.65E+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74878" calcext:value-type="float">
            <text:p>1.37E+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8853" calcext:value-type="float">
            <text:p>1.29E+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13275" calcext:value-type="float">
            <text:p>1.61E+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96736" calcext:value-type="float">
            <text:p>1.60E+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69534" calcext:value-type="float">
            <text:p>1.87E+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88975" calcext:value-type="float">
            <text:p>1.79E+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8866" calcext:value-type="float">
            <text:p>1.99E+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23991" calcext:value-type="float">
            <text:p>1.92E+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21504" calcext:value-type="float">
            <text:p>1.82E+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50052" calcext:value-type="float">
            <text:p>2.35E+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.20166" calcext:value-type="float">
            <text:p>3.02E+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.35146" calcext:value-type="float">
            <text:p>3.64E+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.35969" calcext:value-type="float">
            <text:p>4.14E+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.25538" calcext:value-type="float">
            <text:p>4.63E+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.34565" calcext:value-type="float">
            <text:p>5.03E+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4.01778" calcext:value-type="float">
            <text:p>5.40E+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.47165" calcext:value-type="float">
            <text:p>5.75E+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.40008" calcext:value-type="float">
            <text:p>6.04E+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3.25705" calcext:value-type="float">
            <text:p>6.33E+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.79944" calcext:value-type="float">
            <text:p>6.58E+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7.77207" calcext:value-type="float">
            <text:p>6.78E+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0.0704" calcext:value-type="float">
            <text:p>7.01E+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1.80618" calcext:value-type="float">
            <text:p>7.18E+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3.80757" calcext:value-type="float">
            <text:p>7.38E+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5.51607" calcext:value-type="float">
            <text:p>7.55E+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7.02524" calcext:value-type="float">
            <text:p>7.70E+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8.30943" calcext:value-type="float">
            <text:p>7.83E+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9.47373" calcext:value-type="float">
            <text:p>7.95E+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0.92179" calcext:value-type="float">
            <text:p>8.09E+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2.04395" calcext:value-type="float">
            <text:p>8.20E+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2.90558" calcext:value-type="float">
            <text:p>8.29E+0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3.67987" calcext:value-type="float">
            <text:p>8.37E+0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4.78349" calcext:value-type="float">
            <text:p>8.48E+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5.8602" calcext:value-type="float">
            <text:p>8.59E+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6.40786" calcext:value-type="float">
            <text:p>8.64E+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7.19558" calcext:value-type="float">
            <text:p>8.72E+0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8.12357" calcext:value-type="float">
            <text:p>8.81E+0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8.56209" calcext:value-type="float">
            <text:p>8.86E+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9.35898" calcext:value-type="float">
            <text:p>8.94E+0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9.91111" calcext:value-type="float">
            <text:p>8.99E+0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0.1913" calcext:value-type="float">
            <text:p>9.02E+0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1.10229" calcext:value-type="float">
            <text:p>9.11E+0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.31688" calcext:value-type="float">
            <text:p>9.13E+0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1.79372" calcext:value-type="float">
            <text:p>9.18E+0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2.39415" calcext:value-type="float">
            <text:p>9.24E+0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2.88603" calcext:value-type="float">
            <text:p>9.29E+0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3.12387" calcext:value-type="float">
            <text:p>9.31E+0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3.62938" calcext:value-type="float">
            <text:p>9.36E+0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3.79634" calcext:value-type="float">
            <text:p>9.38E+0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4.15463" calcext:value-type="float">
            <text:p>9.42E+0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4.59582" calcext:value-type="float">
            <text:p>9.46E+0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4.81764" calcext:value-type="float">
            <text:p>9.48E+0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5.35591" calcext:value-type="float">
            <text:p>9.54E+0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5.56242" calcext:value-type="float">
            <text:p>9.56E+0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5.8069" calcext:value-type="float">
            <text:p>9.58E+0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6.2976" calcext:value-type="float">
            <text:p>9.63E+0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6.09269" calcext:value-type="float">
            <text:p>9.61E+0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6.56322" calcext:value-type="float">
            <text:p>9.66E+0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6.80608" calcext:value-type="float">
            <text:p>9.68E+0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7.20624" calcext:value-type="float">
            <text:p>9.72E+0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7.38027" calcext:value-type="float">
            <text:p>9.74E+0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7.56279" calcext:value-type="float">
            <text:p>9.76E+0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97.812" calcext:value-type="float">
            <text:p>9.78E+0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7.97868" calcext:value-type="float">
            <text:p>9.80E+0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8.01266" calcext:value-type="float">
            <text:p>9.80E+0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8.10898" calcext:value-type="float">
            <text:p>9.81E+0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8.2528" calcext:value-type="float">
            <text:p>9.83E+0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8.71212" calcext:value-type="float">
            <text:p>9.87E+0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8.64796" calcext:value-type="float">
            <text:p>9.86E+0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8.91752" calcext:value-type="float">
            <text:p>9.89E+0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9.17292" calcext:value-type="float">
            <text:p>9.92E+0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9.20377" calcext:value-type="float">
            <text:p>9.92E+0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9.38601" calcext:value-type="float">
            <text:p>9.94E+0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9.57756" calcext:value-type="float">
            <text:p>9.96E+0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9.66243" calcext:value-type="float">
            <text:p>9.97E+0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9.77094" calcext:value-type="float">
            <text:p>9.98E+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9.88619" calcext:value-type="float">
            <text:p>9.99E+0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0.0433" calcext:value-type="float">
            <text:p>1.00E+0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0.1535" calcext:value-type="float">
            <text:p>1.00E+0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0.3061" calcext:value-type="float">
            <text:p>1.00E+0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0.4761" calcext:value-type="float">
            <text:p>1.00E+0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0.5742" calcext:value-type="float">
            <text:p>1.01E+0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0.347" calcext:value-type="float">
            <text:p>1.00E+0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.8817" calcext:value-type="float">
            <text:p>1.01E+0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0.7326" calcext:value-type="float">
            <text:p>1.01E+0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0.8029" calcext:value-type="float">
            <text:p>1.01E+0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01.0592" calcext:value-type="float">
            <text:p>1.01E+0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1.0206" calcext:value-type="float">
            <text:p>1.01E+0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01.136" calcext:value-type="float">
            <text:p>1.01E+0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1.1685" calcext:value-type="float">
            <text:p>1.01E+0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1.3193" calcext:value-type="float">
            <text:p>1.01E+0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1.3073" calcext:value-type="float">
            <text:p>1.01E+0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1.5277" calcext:value-type="float">
            <text:p>1.02E+0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01.7892" calcext:value-type="float">
            <text:p>1.02E+0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01.4902" calcext:value-type="float">
            <text:p>1.01E+0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1.5917" calcext:value-type="float">
            <text:p>1.02E+0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1.8996" calcext:value-type="float">
            <text:p>1.02E+0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1.8687" calcext:value-type="float">
            <text:p>1.02E+02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1.9205" calcext:value-type="float">
            <text:p>1.02E+0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02.0498" calcext:value-type="float">
            <text:p>1.02E+0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1.985" calcext:value-type="float">
            <text:p>1.02E+0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01.9015" calcext:value-type="float">
            <text:p>1.02E+0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01.9796" calcext:value-type="float">
            <text:p>1.02E+0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02.5591" calcext:value-type="float">
            <text:p>1.03E+0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02.1268" calcext:value-type="float">
            <text:p>1.02E+0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2.4691" calcext:value-type="float">
            <text:p>1.02E+0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02.5509" calcext:value-type="float">
            <text:p>1.03E+0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02.4366" calcext:value-type="float">
            <text:p>1.02E+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21:03.714248315</meta:creation-date>
    <dc:date>2017-05-30T17:23:12.101292690</dc:date>
    <meta:editing-duration>PT2M8S</meta:editing-duration>
    <meta:editing-cycles>3</meta:editing-cycles>
    <meta:generator>LibreOffice/5.3.1.2$Linux_X86_64 LibreOffice_project/30m0$Build-2</meta:generator>
    <meta:document-statistic meta:table-count="1" meta:cell-count="242" meta:object-count="0"/>
  </office:meta>
</office:document-meta>
</file>